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850000008D10EC6D4679C65316.jpg" manifest:media-type="image/jpeg"/>
  <manifest:file-entry manifest:full-path="Pictures/10000200000001DC000000A6EC8D300C9CB9B74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tos Display" svg:font-family="'Aptos Displa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15.921cm" table:align="left" style:writing-mode="lr-tb"/>
    </style:style>
    <style:style style:name="Table4.A" style:family="table-column">
      <style:table-column-properties style:column-width="3.796cm"/>
    </style:style>
    <style:style style:name="Table4.B" style:family="table-column">
      <style:table-column-properties style:column-width="5.283cm"/>
    </style:style>
    <style:style style:name="Table4.C" style:family="table-column">
      <style:table-column-properties style:column-width="6.842cm"/>
    </style:style>
    <style:style style:name="Table4.A1" style:family="table-cell">
      <style:table-cell-properties style:vertical-align="middle" fo:padding="0.049cm" fo:border="none"/>
    </style:style>
    <style:style style:name="P1" style:family="paragraph" style:parent-style-name="Header">
      <style:text-properties fo:font-size="12pt" style:font-size-asian="12pt" style:font-size-complex="12pt"/>
    </style:style>
    <style:style style:name="P2" style:family="paragraph" style:parent-style-name="Header">
      <style:paragraph-properties fo:margin-top="0.423cm" fo:margin-bottom="0cm" loext:contextual-spacing="false" fo:text-align="center" style:justify-single-word="false"/>
    </style:style>
    <style:style style:name="P3" style:family="paragraph" style:parent-style-name="Heading_20_1">
      <style:paragraph-properties>
        <style:tab-stops>
          <style:tab-stop style:position="5.463cm"/>
        </style:tab-stops>
      </style:paragraph-properties>
      <style:text-properties fo:font-size="24pt" fo:language="en" fo:country="US" style:font-size-asian="24pt" style:font-size-complex="24pt"/>
    </style:style>
    <style:style style:name="P4" style:family="paragraph" style:parent-style-name="Heading_20_2">
      <style:text-properties fo:language="en" fo:country="US"/>
    </style:style>
    <style:style style:name="P5" style:family="paragraph" style:parent-style-name="Heading_20_2">
      <style:paragraph-properties>
        <style:tab-stops>
          <style:tab-stop style:position="5.463cm"/>
        </style:tab-stops>
      </style:paragraph-properties>
      <style:text-properties fo:language="en" fo:country="US"/>
    </style:style>
    <style:style style:name="P6" style:family="paragraph" style:parent-style-name="Heading_20_2">
      <style:text-properties fo:font-size="18pt" style:font-size-asian="18pt" style:font-size-complex="18pt"/>
    </style:style>
    <style:style style:name="P7" style:family="paragraph" style:parent-style-name="Standard">
      <style:text-properties fo:language="en" fo:country="US"/>
    </style:style>
    <style:style style:name="P8" style:family="paragraph" style:parent-style-name="Standard">
      <style:paragraph-properties>
        <style:tab-stops>
          <style:tab-stop style:position="5.463cm"/>
        </style:tab-stops>
      </style:paragraph-properties>
      <style:text-properties fo:language="en" fo:country="US"/>
    </style:style>
    <style:style style:name="P9" style:family="paragraph" style:parent-style-name="Standard">
      <style:paragraph-properties>
        <style:tab-stops>
          <style:tab-stop style:position="3.738cm"/>
        </style:tab-stops>
      </style:paragraph-properties>
    </style:style>
    <style:style style:name="P10" style:family="paragraph" style:parent-style-name="Standard">
      <style:paragraph-properties fo:margin-top="0cm" fo:margin-bottom="0cm" loext:contextual-spacing="false" fo:line-height="100%">
        <style:tab-stops>
          <style:tab-stop style:position="5.463cm"/>
        </style:tab-stops>
      </style:paragraph-properties>
    </style:style>
    <style:style style:name="P11" style:family="paragraph" style:parent-style-name="Standard">
      <style:paragraph-properties fo:margin-top="0cm" fo:margin-bottom="0cm" loext:contextual-spacing="false" fo:line-height="100%">
        <style:tab-stops>
          <style:tab-stop style:position="5.463cm"/>
        </style:tab-stops>
      </style:paragraph-properties>
      <style:text-properties fo:font-size="10pt" fo:language="en" fo:country="US" fo:font-weight="bold" style:font-size-asian="10pt" style:font-weight-asian="bold" style:font-size-complex="10pt" style:font-weight-complex="bold"/>
    </style:style>
    <style:style style:name="P12" style:family="paragraph" style:parent-style-name="Standard">
      <style:paragraph-properties fo:margin-top="0cm" fo:margin-bottom="0cm" loext:contextual-spacing="false" fo:line-height="100%" fo:orphans="0" fo:widows="0" fo:padding="0cm" fo:border="none"/>
      <style:text-properties fo:color="#000000" style:font-name="Aptos Display" fo:font-size="12pt" style:font-name-asian="Cambria1" style:font-size-asian="12pt" style:font-name-complex="Cambria1" style:font-size-complex="12pt"/>
    </style:style>
    <style:style style:name="P13" style:family="paragraph" style:parent-style-name="Standard">
      <style:paragraph-properties fo:margin-top="0cm" fo:margin-bottom="0cm" loext:contextual-spacing="false" fo:line-height="100%" fo:text-align="center" style:justify-single-word="false" fo:orphans="0" fo:widows="0" fo:padding="0cm" fo:border="none"/>
    </style:style>
    <style:style style:name="P14" style:family="paragraph" style:parent-style-name="Standard">
      <style:paragraph-properties fo:margin-top="0cm" fo:margin-bottom="0cm" loext:contextual-spacing="false" fo:line-height="100%" fo:orphans="0" fo:widows="0" fo:padding="0cm" fo:border="none"/>
    </style:style>
    <style:style style:name="P15" style:family="paragraph" style:parent-style-name="Standard">
      <style:paragraph-properties fo:margin-top="0.106cm" fo:margin-bottom="0cm" loext:contextual-spacing="false" fo:line-height="100%" fo:text-align="center" style:justify-single-word="false"/>
      <style:text-properties style:font-name="Calibri" fo:language="en" fo:country="US" style:font-name-complex="Calibri1"/>
    </style:style>
    <style:style style:name="P16" style:family="paragraph" style:parent-style-name="Standard" style:master-page-name="Standard">
      <style:paragraph-properties style:page-number="auto">
        <style:tab-stops>
          <style:tab-stop style:position="5.463cm"/>
        </style:tab-stops>
      </style:paragraph-properties>
      <style:text-properties fo:language="en" fo:country="US"/>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T1" style:family="text">
      <style:text-properties fo:language="en" fo:country="US"/>
    </style:style>
    <style:style style:name="T2" style:family="text">
      <style:text-properties fo:font-variant="small-caps" fo:color="#000000" style:font-name="Aptos Display" fo:font-size="18pt" fo:font-weight="bold" style:font-name-asian="Cambria1" style:font-size-asian="18pt" style:font-weight-asian="bold" style:font-name-complex="Cambria1" style:font-size-complex="18pt"/>
    </style:style>
    <style:style style:name="T3" style:family="text">
      <style:text-properties fo:color="#000000" style:font-name="Aptos Display" fo:font-size="7pt" style:font-name-asian="Cambria1" style:font-size-asian="7pt" style:font-name-complex="Cambria1" style:font-size-complex="7pt"/>
    </style:style>
    <style:style style:name="T4" style:family="text">
      <style:text-properties fo:color="#000000" style:font-name="Aptos Display" fo:font-size="8pt" style:font-name-asian="Cambria1" style:font-size-asian="8pt" style:font-name-complex="Cambria1" style:font-size-complex="8pt"/>
    </style:style>
    <style:style style:name="T5" style:family="text">
      <style:text-properties style:font-name="Aptos Display" fo:font-size="7pt" style:font-name-asian="Cambria1" style:font-size-asian="7pt" style:font-name-complex="Cambria1" style:font-size-complex="7pt"/>
    </style:style>
    <style:style style:name="T6" style:family="text">
      <style:text-properties style:font-name="Aptos Display" fo:font-size="15pt" style:font-name-asian="Cambria1" style:font-size-asian="15pt" style:font-name-complex="Cambria1" style:font-size-complex="15pt"/>
    </style:style>
    <style:style style:name="T7" style:family="text">
      <style:text-properties fo:font-size="12pt" fo:language="en" fo:country="US" fo:font-weight="bold" style:font-size-asian="12pt" style:font-weight-asian="bold" style:font-name-complex="Calibri1" style:font-size-complex="12pt" style:font-weight-complex="bold"/>
    </style:style>
    <style:style style:name="T8" style:family="text">
      <style:text-properties fo:font-size="10pt" fo:language="en" fo:country="US" fo:font-weight="bold" style:font-size-asian="10pt" style:font-weight-asian="bold" style:font-size-complex="10pt" style:font-weight-complex="bold"/>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h text:style-name="P3" text:outline-level="1">Report on Software Management</text:h>
      <text:h text:style-name="P6" text:outline-level="2">Scenario: Online Shopping Application</text:h>
      <text:h text:style-name="P5" text:outline-level="2">Introduction</text:h>
      <text:p text:style-name="Text_20_body">The development and maintenance of an online shopping application, which enables users to browse products, make purchases, track orders, and leave feedback, requires systematic software engineering practices. Such applications are critical for businesses aiming to provide seamless shopping experiences while reaching a broad audience. Coordinated efforts among developers, designers, testers, and operations teams are essential to ensure application stability, scalability, and continuous improvements. To achieve this, software development processes such as <text:span text:style-name="Strong_20_Emphasis">version control, build management, change management, and release management</text:span> are employed, each addressing specific aspects of the application lifecycle. These processes ensure efficient collaboration, high-quality software delivery, and a smooth user experience in a competitive e-commerce environment.</text:p>
      <text:p text:style-name="Horizontal_20_Line"/>
      <text:h text:style-name="P5" text:outline-level="2">Version Control</text:h>
      <text:h text:style-name="Heading_20_3" text:outline-level="3">What is Version Control</text:h>
      <text:p text:style-name="Text_20_body">Version control is a systematic method of managing changes to software code, documents, or configurations over time. It allows multiple developers to work on the same project simultaneously without overwriting each other’s work and provides a complete history of modifications. This makes it possible to track changes, revert to previous versions when necessary, and maintain a stable codebase. In the context of an online shopping application, version control is crucial for coordinating development of features such as product catalogs, payment gateways, order tracking systems, and recommendation engines, while ensuring that updates do not disrupt the live application.</text:p>
      <text:h text:style-name="Heading_20_3" text:outline-level="3">Previous Version Control</text:h>
      <text:p text:style-name="Text_20_body">Earlier software development relied on <text:span text:style-name="Strong_20_Emphasis">manual or centralized version control systems</text:span>, such as CVS (Concurrent Versions System) and early versions of <text:soft-page-break/>Subversion (SVN). In these systems, all code changes were stored on a central server, and developers had to check out files to work on them. While this allowed basic tracking of changes, it had several limitations. Merging code from multiple developers was often difficult, server downtime could halt development, and branching was cumbersome. For online shopping applications, managing multiple simultaneous features or urgent bug fixes using these systems was slow and error-prone.</text:p>
      <text:h text:style-name="Heading_20_3" text:outline-level="3">Current Version Control</text:h>
      <text:p text:style-name="Text_20_body">Modern version control systems, especially <text:span text:style-name="Strong_20_Emphasis">Git</text:span>, are distributed, meaning each developer has a complete copy of the repository, including its history. This allows developers to work offline, create feature or bugfix branches, and merge changes efficiently. Tools like GitHub and GitLab enhance collaboration by offering pull requests, code review workflows, and integration with continuous integration/continuous delivery (CI/CD) pipelines. In an online shopping application, this enables teams to implement new features, test them in isolation, and merge them safely into the main branch, improving development speed and software reliability.</text:p>
      <text:h text:style-name="Heading_20_3" text:outline-level="3">Differences Between Previous and Current Version Control</text:h>
      <table:table table:name="Table4" table:style-name="Table4">
        <table:table-column table:style-name="Table4.A"/>
        <table:table-column table:style-name="Table4.B"/>
        <table:table-column table:style-name="Table4.C"/>
        <table:table-header-rows>
          <table:table-row table:style-name="TableLine94102302248672">
            <table:table-cell table:style-name="Table4.A1" office:value-type="string">
              <text:p text:style-name="Table_20_Heading">Feature/Aspect</text:p>
            </table:table-cell>
            <table:table-cell table:style-name="Table4.A1" office:value-type="string">
              <text:p text:style-name="Table_20_Heading">Previous Version Control (CVS, Early SVN)</text:p>
            </table:table-cell>
            <table:table-cell table:style-name="Table4.A1" office:value-type="string">
              <text:p text:style-name="Table_20_Heading">Current Version Control (Git)</text:p>
            </table:table-cell>
          </table:table-row>
        </table:table-header-rows>
        <table:table-row table:style-name="TableLine94102302248672">
          <table:table-cell table:style-name="Table4.A1" office:value-type="string">
            <text:p text:style-name="Table_20_Contents"><text:span text:style-name="Strong_20_Emphasis">Architecture</text:span></text:p>
          </table:table-cell>
          <table:table-cell table:style-name="Table4.A1" office:value-type="string">
            <text:p text:style-name="Table_20_Contents">Centralized – all changes stored on a central server</text:p>
          </table:table-cell>
          <table:table-cell table:style-name="Table4.A1" office:value-type="string">
            <text:p text:style-name="Table_20_Contents">Distributed – every developer has a full repository copy</text:p>
          </table:table-cell>
        </table:table-row>
        <table:table-row table:style-name="TableLine94102302248672">
          <table:table-cell table:style-name="Table4.A1" office:value-type="string">
            <text:p text:style-name="Table_20_Contents"><text:span text:style-name="Strong_20_Emphasis">Offline Work</text:span></text:p>
          </table:table-cell>
          <table:table-cell table:style-name="Table4.A1" office:value-type="string">
            <text:p text:style-name="Table_20_Contents">Limited – required server access for most operations</text:p>
          </table:table-cell>
          <table:table-cell table:style-name="Table4.A1" office:value-type="string">
            <text:p text:style-name="Table_20_Contents">Full offline support – commits, branching, and merging possible</text:p>
          </table:table-cell>
        </table:table-row>
        <table:table-row table:style-name="TableLine94102302248672">
          <table:table-cell table:style-name="Table4.A1" office:value-type="string">
            <text:p text:style-name="Table_20_Contents"><text:span text:style-name="Strong_20_Emphasis">Branching and Merging</text:span></text:p>
          </table:table-cell>
          <table:table-cell table:style-name="Table4.A1" office:value-type="string">
            <text:p text:style-name="Table_20_Contents">Difficult and error-prone; merging often caused conflicts</text:p>
          </table:table-cell>
          <table:table-cell table:style-name="Table4.A1" office:value-type="string">
            <text:p text:style-name="Table_20_Contents">Easy and flexible; multiple branches can be created and merged efficiently</text:p>
          </table:table-cell>
        </table:table-row>
        <table:table-row table:style-name="TableLine94102302248672">
          <table:table-cell table:style-name="Table4.A1" office:value-type="string">
            <text:p text:style-name="Table_20_Contents"><text:span text:style-name="Strong_20_Emphasis">Collaboration</text:span></text:p>
          </table:table-cell>
          <table:table-cell table:style-name="Table4.A1" office:value-type="string">
            <text:p text:style-name="Table_20_Contents">Slower, sequential collaboration; bottlenecks common</text:p>
          </table:table-cell>
          <table:table-cell table:style-name="Table4.A1" office:value-type="string">
            <text:p text:style-name="Table_20_Contents">Faster collaboration with pull requests, code reviews, and CI/CD integration</text:p>
          </table:table-cell>
        </table:table-row>
        <text:soft-page-break/>
        <table:table-row table:style-name="TableLine94102302248672">
          <table:table-cell table:style-name="Table4.A1" office:value-type="string">
            <text:p text:style-name="Table_20_Contents"><text:span text:style-name="Strong_20_Emphasis">History and Tracking</text:span></text:p>
          </table:table-cell>
          <table:table-cell table:style-name="Table4.A1" office:value-type="string">
            <text:p text:style-name="Table_20_Contents">Basic version tracking; limited context for changes</text:p>
          </table:table-cell>
          <table:table-cell table:style-name="Table4.A1" office:value-type="string">
            <text:p text:style-name="Table_20_Contents">Full history with detailed commit logs and traceability</text:p>
          </table:table-cell>
        </table:table-row>
        <table:table-row table:style-name="TableLine94102302248672">
          <table:table-cell table:style-name="Table4.A1" office:value-type="string">
            <text:p text:style-name="Table_20_Contents"><text:span text:style-name="Strong_20_Emphasis">Backup and Reliability</text:span></text:p>
          </table:table-cell>
          <table:table-cell table:style-name="Table4.A1" office:value-type="string">
            <text:p text:style-name="Table_20_Contents">Dependent on central server; single point of failure</text:p>
          </table:table-cell>
          <table:table-cell table:style-name="Table4.A1" office:value-type="string">
            <text:p text:style-name="Table_20_Contents">Redundant copies on each developer’s system; more reliable</text:p>
          </table:table-cell>
        </table:table-row>
        <table:table-row table:style-name="TableLine94102302248672">
          <table:table-cell table:style-name="Table4.A1" office:value-type="string">
            <text:p text:style-name="Table_20_Contents"><text:span text:style-name="Strong_20_Emphasis">Integration with Tools</text:span></text:p>
          </table:table-cell>
          <table:table-cell table:style-name="Table4.A1" office:value-type="string">
            <text:p text:style-name="Table_20_Contents">Limited integration with automated build or CI tools</text:p>
          </table:table-cell>
          <table:table-cell table:style-name="Table4.A1" office:value-type="string">
            <text:p text:style-name="Table_20_Contents">Seamless integration with CI/CD, project management, and deployment pipelines</text:p>
          </table:table-cell>
        </table:table-row>
        <table:table-row table:style-name="TableLine94102302248672">
          <table:table-cell table:style-name="Table4.A1" office:value-type="string">
            <text:p text:style-name="Table_20_Contents"><text:span text:style-name="Strong_20_Emphasis">Speed and Efficiency</text:span></text:p>
          </table:table-cell>
          <table:table-cell table:style-name="Table4.A1" office:value-type="string">
            <text:p text:style-name="Table_20_Contents">Slower for large teams or complex projects</text:p>
          </table:table-cell>
          <table:table-cell table:style-name="Table4.A1" office:value-type="string">
            <text:p text:style-name="Table_20_Contents">Fast and efficient, even for large distributed teams</text:p>
          </table:table-cell>
        </table:table-row>
      </table:table>
      <text:p text:style-name="P8"/>
      <text:p text:style-name="P8"/>
      <text:h text:style-name="P4" text:outline-level="2">Build Management</text:h>
      <text:h text:style-name="Heading_20_3" text:outline-level="3">What is Build Management</text:h>
      <text:p text:style-name="Text_20_body">Build management is the process of automating the creation, compilation, testing, and packaging of software into deployable versions. In the scenario of an <text:span text:style-name="Strong_20_Emphasis">online shopping application</text:span>, build management ensures that every update—whether it is a new feature, bug fix, or performance enhancement—is compiled correctly and tested consistently before being deployed. For example, if the development team adds a <text:span text:style-name="Strong_20_Emphasis">flash sale module</text:span> or integrates a <text:span text:style-name="Strong_20_Emphasis">new payment gateway</text:span>, build management automates the compilation of these changes, runs automated tests to ensure they do not break existing functionality, and packages them into a deployable artifact. This reduces human error, ensures consistent builds, and allows developers to focus on writing code rather than manually preparing releases.</text:p>
      <text:h text:style-name="Heading_20_3" text:outline-level="3"><text:soft-page-break/>Benefits of Build Management in the Scenario</text:h>
      <text:p text:style-name="Text_20_body">For an online shopping application, build management provides several tangible benefits:</text:p>
      <text:list xml:id="list114398128" text:style-name="L1">
        <text:list-item>
          <text:p text:style-name="P17"><text:span text:style-name="Strong_20_Emphasis">Consistency and Reliability:</text:span> Every new feature or update, such as adding a new product category or improving the search functionality, is built and tested in a consistent environment. This ensures the application behaves predictably across development, staging, and production.</text:p>
        </text:list-item>
        <text:list-item>
          <text:p text:style-name="P17"><text:span text:style-name="Strong_20_Emphasis">Early Error Detection:</text:span> Automated tests run during the build process detect errors early, reducing the risk of deploying faulty features that could disrupt checkout processes or order tracking.</text:p>
        </text:list-item>
        <text:list-item>
          <text:p text:style-name="P17"><text:span text:style-name="Strong_20_Emphasis">Faster Deployment Cycles:</text:span> With automation, the team can quickly produce new builds and deploy updates, allowing features like seasonal promotions or mobile app enhancements to reach users faster.</text:p>
        </text:list-item>
        <text:list-item>
          <text:p text:style-name="P17"><text:span text:style-name="Strong_20_Emphasis">Improved Collaboration:</text:span> Developers can work simultaneously on different features, knowing that build management will integrate their changes safely and provide a stable build for testing.</text:p>
        </text:list-item>
        <text:list-item>
          <text:p text:style-name="P17"><text:span text:style-name="Strong_20_Emphasis">Traceability and Accountability:</text:span> Each build is logged and linked to the specific code changes and developer who committed them. This allows the team to quickly trace issues back to their source, which is vital for resolving bugs in a live online shopping environment.</text:p>
        </text:list-item>
      </text:list>
      <text:h text:style-name="Heading_20_3" text:outline-level="3">Tools for Build Management</text:h>
      <text:p text:style-name="Text_20_body">In this scenario, tools like <text:span text:style-name="Strong_20_Emphasis">Maven and Gradle</text:span> can handle dependency management and code compilation, while <text:span text:style-name="Strong_20_Emphasis">Jenkins or GitHub Actions</text:span> automate the entire build process, including testing and packaging. For instance, whenever a developer commits code to implement a <text:span text:style-name="Strong_20_Emphasis">new discount feature</text:span>, Jenkins can trigger a build that compiles the code, runs unit tests, and prepares a deployable artifact for staging.</text:p>
      <text:p text:style-name="P7"/>
      <text:h text:style-name="P4" text:outline-level="2">Change Management</text:h>
      <text:h text:style-name="Heading_20_3" text:outline-level="3">What is Change Management</text:h>
      <text:p text:style-name="Text_20_body">Change management is the structured approach to handling modifications in a software system, ensuring that all changes are planned, reviewed, approved, implemented, and documented in a controlled manner. In the context of an <text:soft-page-break/><text:span text:style-name="Strong_20_Emphasis">online shopping application</text:span>, change management ensures that any updates—such as adding a new feature, fixing a bug, or modifying system configurations—are executed without disrupting the existing functionality. For instance, if the development team introduces a <text:span text:style-name="Strong_20_Emphasis">flash sale feature</text:span> or modifies the <text:span text:style-name="Strong_20_Emphasis">payment gateway integration</text:span>, change management ensures that these updates are assessed for risk, tested in a staging environment, and deployed in a way that minimizes the impact on users. This process provides accountability, reduces errors, and ensures smooth coordination among developers, testers, and operations teams.</text:p>
      <text:h text:style-name="Heading_20_3" text:outline-level="3">Benefits of Change Management</text:h>
      <text:p text:style-name="Text_20_body">Implementing change management in an online shopping application provides multiple advantages:</text:p>
      <text:list xml:id="list3271668916" text:style-name="L2">
        <text:list-item>
          <text:p text:style-name="P18"><text:span text:style-name="Strong_20_Emphasis">Reduced Risk of Errors:</text:span> By reviewing and approving changes before deployment, the team minimizes the chances of introducing bugs that could affect order processing, payment, or product catalog functionality.</text:p>
        </text:list-item>
        <text:list-item>
          <text:p text:style-name="P18"><text:span text:style-name="Strong_20_Emphasis">Improved Planning and Coordination:</text:span> Change management ensures that multiple teams—development, testing, operations, and marketing—are aligned regarding upcoming changes, deadlines, and impacts.</text:p>
        </text:list-item>
        <text:list-item>
          <text:p text:style-name="P18"><text:span text:style-name="Strong_20_Emphasis">Enhanced Traceability and Documentation:</text:span> Every change is recorded with details about the request, implementation, testing, and approval. This documentation allows teams to quickly identify and resolve issues if something goes wrong.</text:p>
        </text:list-item>
        <text:list-item>
          <text:p text:style-name="P18"><text:span text:style-name="Strong_20_Emphasis">Faster and Safer Deployment:</text:span> Structured change management allows for controlled implementation, making it possible to deploy updates quickly without compromising stability, which is crucial during high-traffic events such as holiday sales.</text:p>
        </text:list-item>
        <text:list-item>
          <text:p text:style-name="P18"><text:span text:style-name="Strong_20_Emphasis">Compliance and Accountability:</text:span> For applications handling payments and user data, change management ensures compliance with regulatory standards and provides clear accountability for every modification.</text:p>
        </text:list-item>
      </text:list>
      <text:h text:style-name="Heading_20_3" text:outline-level="3">Reasons for Changes</text:h>
      <text:p text:style-name="Text_20_body">Changes in an online shopping application can arise due to several reasons:</text:p>
      <text:list xml:id="list2860310729" text:style-name="L3">
        <text:list-item>
          <text:p text:style-name="P19"><text:span text:style-name="Strong_20_Emphasis">New Features:</text:span> Adding functionality such as <text:span text:style-name="Strong_20_Emphasis">discount modules, loyalty programs, product recommendations, or mobile app enhancements</text:span>.</text:p>
        </text:list-item>
        <text:list-item>
          <text:p text:style-name="P19"><text:soft-page-break/><text:span text:style-name="Strong_20_Emphasis">Bug Fixes:</text:span> Resolving defects or errors in features like checkout, order tracking, or payment processing.</text:p>
        </text:list-item>
        <text:list-item>
          <text:p text:style-name="P19"><text:span text:style-name="Strong_20_Emphasis">Performance Improvements:</text:span> Optimizing database queries, server response times, or product search algorithms to improve the user experience.</text:p>
        </text:list-item>
        <text:list-item>
          <text:p text:style-name="P19"><text:span text:style-name="Strong_20_Emphasis">Security Updates:</text:span> Implementing patches to protect sensitive customer information, prevent fraud, and comply with security standards.</text:p>
        </text:list-item>
        <text:list-item>
          <text:p text:style-name="P19"><text:span text:style-name="Strong_20_Emphasis">Business or Regulatory Requirements:</text:span> Updating the system to meet new business strategies, promotions, or legal compliance standards, such as new tax calculations or payment regulations.</text:p>
        </text:list-item>
      </text:list>
      <text:p text:style-name="P7"/>
      <text:h text:style-name="P4" text:outline-level="2">Release Management</text:h>
      <text:h text:style-name="Heading_20_3" text:outline-level="3">What is Release Management</text:h>
      <text:p text:style-name="Text_20_body">Release management is the process of planning, scheduling, and controlling the deployment of software updates to production environments in a systematic and controlled manner. In the context of an <text:span text:style-name="Strong_20_Emphasis">online shopping application</text:span>, release management ensures that new features, bug fixes, performance enhancements, or security updates are delivered to users reliably without causing downtime or disruption. For example, when introducing a <text:span text:style-name="Strong_20_Emphasis">flash sale module</text:span> or updating the <text:span text:style-name="Strong_20_Emphasis">checkout system</text:span>, release management coordinates the deployment steps, ensures proper testing, and provides rollback plans if issues arise. This structured approach maintains system stability and ensures a smooth experience for shoppers.</text:p>
      <text:h text:style-name="Heading_20_3" text:outline-level="3">Benefits of Release Management</text:h>
      <text:p text:style-name="Text_20_body">Release management provides several important benefits for an online shopping application:</text:p>
      <text:list xml:id="list123057395" text:style-name="L4">
        <text:list-item>
          <text:p text:style-name="P20"><text:span text:style-name="Strong_20_Emphasis">Controlled and Predictable Deployments:</text:span> By following predefined steps and schedules, releases are delivered consistently, reducing unexpected failures or downtime.</text:p>
        </text:list-item>
        <text:list-item>
          <text:p text:style-name="P20"><text:span text:style-name="Strong_20_Emphasis">Minimized Business Risk:</text:span> Careful planning and staging of releases ensure that critical systems like payment gateways and order processing are not disrupted during high-traffic periods.</text:p>
        </text:list-item>
        <text:list-item>
          <text:p text:style-name="P20"><text:soft-page-break/><text:span text:style-name="Strong_20_Emphasis">Faster Delivery of Updates:</text:span> Automated deployment tools allow new features, enhancements, or bug fixes to reach users quickly while maintaining quality standards.</text:p>
        </text:list-item>
        <text:list-item>
          <text:p text:style-name="P20"><text:span text:style-name="Strong_20_Emphasis">Improved Coordination Between Teams:</text:span> Release management ensures that developers, testers, operations, and business teams are aligned, minimizing miscommunication during deployment.</text:p>
        </text:list-item>
        <text:list-item>
          <text:p text:style-name="P20"><text:span text:style-name="Strong_20_Emphasis">Rollback and Recovery:</text:span> In case of unforeseen issues, release management includes plans for reverting to the previous stable version, ensuring business continuity and customer satisfaction.</text:p>
        </text:list-item>
      </text:list>
      <text:h text:style-name="Heading_20_3" text:outline-level="3">Tools for Release Management</text:h>
      <text:p text:style-name="Text_20_body">Common tools that support release management include <text:span text:style-name="Strong_20_Emphasis">Jenkins, Octopus Deploy, Ansible, Puppet, and Bamboo</text:span>. These tools automate the deployment process, manage configurations, and provide monitoring and logging during release. For example, Jenkins can trigger deployment pipelines automatically after a successful build, while Ansible or Puppet can configure servers, apply updates, and manage rollbacks if necessary. In an online shopping scenario, these tools help ensure that features like a <text:span text:style-name="Strong_20_Emphasis">new recommendation engine</text:span> or <text:span text:style-name="Strong_20_Emphasis">updated product catalog</text:span> are deployed smoothly.</text:p>
      <text:p text:style-name="P7"/>
      <text:h text:style-name="P4" text:outline-level="2">Conclusion</text:h>
      <text:p text:style-name="Text_20_body">In conclusion, developing and maintaining an online shopping application relies on the effective integration of version control, build management, change management, and release management. Version control ensures collaboration and traceability of code changes, build management automates the creation of tested artifacts, change management governs modifications in a controlled manner, and release management ensures stable and predictable deployments. When implemented together, these processes support continuous integration and continuous delivery, enabling faster development cycles, higher software quality, and a seamless user experience. By adopting modern tools and best practices, organizations can efficiently manage updates, reduce operational risks, and maintain a reliable, scalable, and user-friendly online shopping application in today’s competitive e-commerce environment.</text:p>
      <text:p text:style-name="P7"/>
      <text:p text:style-name="P9"><text:span text:style-name="T1"><text:tab/></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tos Display" svg:font-family="'Aptos Displa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635cm" fo:margin-bottom="0.141cm" loext:contextual-spacing="false" fo:keep-together="always" fo:keep-with-next="always"/>
      <style:text-properties fo:color="#365f91" style:font-name="Cambria" fo:font-family="Cambria"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282cm" fo:margin-bottom="0.141cm" loext:contextual-spacing="false" fo:keep-together="always" fo:keep-with-next="always"/>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282cm" fo:margin-bottom="0.141cm" loext:contextual-spacing="false" fo:keep-together="always" fo:keep-with-next="always"/>
      <style:text-properties fo:color="#365f91"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141cm" fo:margin-bottom="0.071cm" loext:contextual-spacing="false" fo:keep-together="always" fo:keep-with-next="always"/>
      <style:text-properties fo:color="#365f91"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071cm" loext:contextual-spacing="false" fo:keep-together="always" fo:keep-with-next="always"/>
      <style:text-properties fo:color="#365f91"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595959"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595959"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keep-together="always" fo:keep-with-next="always"/>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cm" fo:margin-bottom="0cm" loext:contextual-spacing="false" fo:keep-together="always" fo:keep-with-next="always"/>
      <style:text-properties fo:color="#272727"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style:default-outline-level="" style:class="chapter">
      <style:paragraph-properties fo:margin-top="0cm" fo:margin-bottom="0.141cm" loext:contextual-spacing="true" fo:line-height="100%"/>
      <style:text-properties style:font-name="Cambria" fo:font-family="Cambria"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cm" fo:margin-bottom="0.282cm" loext:contextual-spacing="false"/>
      <style:text-properties fo:color="#595959"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style:default-outline-level="">
      <style:paragraph-properties fo:margin-top="0.282cm" fo:margin-bottom="0.282cm" loext:contextual-spacing="false"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365f91" fo:border-bottom="0.51pt solid #365f91"/>
      <style:text-properties fo:color="#365f91"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style:text-properties fo:color="#365f91"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style:text-properties fo:color="#365f91"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style:text-properties fo:color="#365f91"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595959"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595959"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style:text-properties fo:color="#272727"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95959"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365f91" fo:font-style="italic" style:font-style-asian="italic" style:font-style-complex="italic"/>
    </style:style>
    <style:style style:name="Intense_20_Quote_20_Char" style:display-name="Intense Quote Char" style:family="text" style:parent-style-name="Default_20_Paragraph_20_Font">
      <style:text-properties fo:color="#365f91" fo:font-style="italic" style:font-style-asian="italic" style:font-style-complex="italic"/>
    </style:style>
    <style:style style:name="Intense_20_Reference" style:display-name="Intense Reference" style:family="text" style:parent-style-name="Default_20_Paragraph_20_Font">
      <style:text-properties fo:font-variant="small-caps" fo:color="#365f91" fo:letter-spacing="0.009cm"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5" style:family="table">
      <style:table-properties style:width="18.464cm" fo:margin-top="0cm" fo:margin-bottom="0cm" table:align="center"/>
    </style:style>
    <style:style style:name="Table5.A" style:family="table-column">
      <style:table-column-properties style:column-width="18.464cm"/>
    </style:style>
    <style:style style:name="Table5.1" style:family="table-row">
      <style:table-row-properties style:min-row-height="2.244cm" fo:keep-together="auto"/>
    </style:style>
    <style:style style:name="Table5.A1" style:family="table-cell">
      <style:table-cell-properties fo:padding-left="0.191cm" fo:padding-right="0.191cm" fo:padding-top="0cm" fo:padding-bottom="0cm" fo:border="0.5pt solid #000000"/>
    </style:style>
    <style:style style:name="Table6" style:family="table">
      <style:table-properties style:width="17.224cm" fo:margin-top="0cm" fo:margin-bottom="0cm" table:align="center" style:may-break-between-rows="false" style:writing-mode="lr-tb"/>
    </style:style>
    <style:style style:name="Table6.A" style:family="table-column">
      <style:table-column-properties style:column-width="2.409cm"/>
    </style:style>
    <style:style style:name="Table6.B" style:family="table-column">
      <style:table-column-properties style:column-width="12.779cm"/>
    </style:style>
    <style:style style:name="Table6.C" style:family="table-column">
      <style:table-column-properties style:column-width="2.036cm"/>
    </style:style>
    <style:style style:name="Table6.1" style:family="table-row">
      <style:table-row-properties style:min-row-height="1.423cm" fo:keep-together="always"/>
    </style:style>
    <style:style style:name="Table6.A1" style:family="table-cell">
      <style:table-cell-properties fo:padding-left="0.191cm" fo:padding-right="0.191cm" fo:padding-top="0cm" fo:padding-bottom="0cm" fo:border="0.5pt solid #ffffff"/>
    </style:style>
    <style:style style:name="Table7" style:family="table">
      <style:table-properties style:width="18.503cm" fo:margin-left="-1.259cm" fo:margin-top="0cm" fo:margin-bottom="0cm" table:align="left" style:writing-mode="lr-tb"/>
    </style:style>
    <style:style style:name="Table7.A" style:family="table-column">
      <style:table-column-properties style:column-width="6.249cm"/>
    </style:style>
    <style:style style:name="Table7.B" style:family="table-column">
      <style:table-column-properties style:column-width="6.003cm"/>
    </style:style>
    <style:style style:name="Table7.C" style:family="table-column">
      <style:table-column-properties style:column-width="6.251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style>
    <style:style style:name="MP1" style:family="paragraph" style:parent-style-name="Header">
      <style:paragraph-properties fo:margin-top="0.423cm" fo:margin-bottom="0cm" loext:contextual-spacing="false" fo:text-align="center" style:justify-single-word="false"/>
    </style:style>
    <style:style style:name="MP2" style:family="paragraph" style:parent-style-name="Header">
      <style:text-properties fo:font-size="12pt" style:font-size-asian="12pt" style:font-size-complex="12pt"/>
    </style:style>
    <style:style style:name="MP3" style:family="paragraph" style:parent-style-name="Standard">
      <style:paragraph-properties fo:margin-top="0.106cm" fo:margin-bottom="0cm" loext:contextual-spacing="false" fo:line-height="100%" fo:text-align="center" style:justify-single-word="false"/>
      <style:text-properties style:font-name="Calibri" fo:language="en" fo:country="US" style:font-name-complex="Calibri1"/>
    </style:style>
    <style:style style:name="MP4" style:family="paragraph" style:parent-style-name="Standard">
      <style:paragraph-properties fo:margin-top="0cm" fo:margin-bottom="0cm" loext:contextual-spacing="false" fo:line-height="100%" fo:orphans="0" fo:widows="0" fo:padding="0cm" fo:border="none"/>
      <style:text-properties fo:color="#000000" style:font-name="Aptos Display" fo:font-size="12pt" style:font-name-asian="Cambria1" style:font-size-asian="12pt" style:font-name-complex="Cambria1" style:font-size-complex="12pt"/>
    </style:style>
    <style:style style:name="MP5" style:family="paragraph" style:parent-style-name="Standard">
      <style:paragraph-properties fo:margin-top="0cm" fo:margin-bottom="0cm" loext:contextual-spacing="false" fo:line-height="100%" fo:text-align="center" style:justify-single-word="false" fo:orphans="0" fo:widows="0" fo:padding="0cm" fo:border="none"/>
    </style:style>
    <style:style style:name="MP6" style:family="paragraph" style:parent-style-name="Standard">
      <style:paragraph-properties fo:margin-top="0cm" fo:margin-bottom="0cm" loext:contextual-spacing="false" fo:line-height="100%" fo:orphans="0" fo:widows="0" fo:padding="0cm" fo:border="none"/>
    </style:style>
    <style:style style:name="MP7" style:family="paragraph" style:parent-style-name="Standard">
      <style:paragraph-properties fo:margin-top="0cm" fo:margin-bottom="0cm" loext:contextual-spacing="false" fo:line-height="100%">
        <style:tab-stops>
          <style:tab-stop style:position="5.463cm"/>
        </style:tab-stops>
      </style:paragraph-properties>
    </style:style>
    <style:style style:name="MP8" style:family="paragraph" style:parent-style-name="Standard">
      <style:paragraph-properties fo:margin-top="0cm" fo:margin-bottom="0cm" loext:contextual-spacing="false" fo:line-height="100%">
        <style:tab-stops>
          <style:tab-stop style:position="5.463cm"/>
        </style:tab-stops>
      </style:paragraph-properties>
      <style:text-properties fo:font-size="10pt" fo:language="en" fo:country="US" fo:font-weight="bold" style:font-size-asian="10pt" style:font-weight-asian="bold" style:font-size-complex="10pt" style:font-weight-complex="bold"/>
    </style:style>
    <style:style style:name="MT1" style:family="text">
      <style:text-properties fo:font-size="12pt" fo:language="en" fo:country="US" fo:font-weight="bold" style:font-size-asian="12pt" style:font-weight-asian="bold" style:font-name-complex="Calibri1" style:font-size-complex="12pt" style:font-weight-complex="bold"/>
    </style:style>
    <style:style style:name="MT2" style:family="text">
      <style:text-properties fo:font-variant="small-caps" fo:color="#000000" style:font-name="Aptos Display" fo:font-size="18pt" fo:font-weight="bold" style:font-name-asian="Cambria1" style:font-size-asian="18pt" style:font-weight-asian="bold" style:font-name-complex="Cambria1" style:font-size-complex="18pt"/>
    </style:style>
    <style:style style:name="MT3" style:family="text">
      <style:text-properties fo:color="#000000" style:font-name="Aptos Display" fo:font-size="7pt" style:font-name-asian="Cambria1" style:font-size-asian="7pt" style:font-name-complex="Cambria1" style:font-size-complex="7pt"/>
    </style:style>
    <style:style style:name="MT4" style:family="text">
      <style:text-properties style:font-name="Aptos Display" fo:font-size="7pt" style:font-name-asian="Cambria1" style:font-size-asian="7pt" style:font-name-complex="Cambria1" style:font-size-complex="7pt"/>
    </style:style>
    <style:style style:name="MT5" style:family="text">
      <style:text-properties fo:color="#000000" style:font-name="Aptos Display" fo:font-size="8pt" style:font-name-asian="Cambria1" style:font-size-asian="8pt" style:font-name-complex="Cambria1" style:font-size-complex="8pt"/>
    </style:style>
    <style:style style:name="MT6" style:family="text">
      <style:text-properties style:font-name="Aptos Display" fo:font-size="15pt" style:font-name-asian="Cambria1" style:font-size-asian="15pt" style:font-name-complex="Cambria1" style:font-size-complex="15pt"/>
    </style:style>
    <style:style style:name="MT7" style:family="text">
      <style:text-properties fo:font-size="10pt" fo:language="en" fo:country="US" fo:font-weight="bold" style:font-size-asian="10pt" style:font-weight-asian="bold" style:font-size-complex="10pt" style:font-weight-complex="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501cm" fo:margin-bottom="0.847cm" fo:margin-left="0.847cm" fo:margin-right="0.847cm" fo:border-top="none" fo:border-bottom="0.51pt solid #17365d" fo:border-left="0.51pt solid #17365d" fo:border-right="0.51pt solid #17365d" fo:padding-top="0cm" fo:padding-bottom="0.385cm" fo:padding-left="1.676cm" fo:padding-right="1.676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page-layout>
    <style:page-layout style:name="Mpm2">
      <style:page-layout-properties fo:page-width="21.001cm" fo:page-height="29.7cm" style:num-format="1" style:print-orientation="portrait" fo:margin-top="2cm" fo:margin-bottom="0.847cm" fo:margin-left="0.847cm" fo:margin-right="0.847cm" fo:border-top="none" fo:border-bottom="0.51pt solid #17365d" fo:border-left="0.51pt solid #17365d" fo:border-right="0.51pt solid #17365d" fo:padding-top="0cm" fo:padding-bottom="1.134cm" fo:padding-left="1.134cm" fo:padding-right="1.13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5" table:style-name="Table5">
          <table:table-column table:style-name="Table5.A"/>
          <table:table-row table:style-name="Table5.1">
            <table:table-cell table:style-name="Table5.A1" office:value-type="string">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MP4"><draw:frame draw:style-name="Mfr1" draw:name="Image2" text:anchor-type="char" svg:x="-0.212cm" svg:y="0.132cm" svg:width="2.028cm" svg:height="1.067cm" draw:z-index="7"><draw:image xlink:href="Pictures/10000200000001DC000000A6EC8D300C9CB9B74F.png" xlink:type="simple" xlink:show="embed" xlink:actuate="onLoad" loext:mime-type="image/png"/><svg:desc>C:\Users\user\Pictures\nitteimg-footer.png</svg:desc></draw:frame></text:p>
                    </table:table-cell>
                    <table:table-cell table:style-name="Table6.A1" office:value-type="string">
                      <text:p text:style-name="MP5"><text:span text:style-name="MT2">Nitte Meenakshi Institute of Technology</text:span></text:p>
                      <text:p text:style-name="MP5"><text:span text:style-name="MT3">(AN AUTONOMOUS INSTITUTION )</text:span></text:p>
                      <text:p text:style-name="MP5"><text:span text:style-name="MT3">APPROVED AND </text:span><text:span text:style-name="MT4">ACCREDITED</text:span><text:span text:style-name="MT3"> BY AICTE ,AFFILIATED TO VISVESVARAYA TECHNOLOGICAL UNIVERSITY, </text:span></text:p>
                      <text:p text:style-name="MP5"><text:span text:style-name="MT5">PB NO. 6429, YELAHANKA, BANGALORE 560-064, KARNATAKA</text:span></text:p>
                      <text:p text:style-name="MP5"><text:span text:style-name="MT6">Department of Information Science and Engineering</text:span></text:p>
                    </table:table-cell>
                    <table:table-cell table:style-name="Table6.A1" office:value-type="string">
                      <text:p text:style-name="MP6"><draw:frame draw:style-name="Mfr2" draw:name="Image1" text:anchor-type="as-char" svg:width="2.028cm" svg:height="1.958cm" draw:z-index="6"><draw:image xlink:href="Pictures/10000000000000850000008D10EC6D4679C65316.jpg" xlink:type="simple" xlink:show="embed" xlink:actuate="onLoad" loext:mime-type="image/jpeg"/><svg:desc>http://www.nmit.ac.in/Images/logo.jpg</svg:desc></draw:frame><text:bookmark text:name="_Hlk1916434819"/></text:p>
                    </table:table-cell>
                  </table:table-row>
                </table:table-header-rows>
              </table:table>
              <text:p text:style-name="MP3"/>
            </table:table-cell>
          </table:table-row>
        </table:table>
        <text:p text:style-name="MP1"><text:span text:style-name="MT1">SOFTWARE ENGINEERING LABORATORY (22IS43) TASK EXECUTION SHEET</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7"><text:span text:style-name="MT7">Name:</text:span></text:p>
            </table:table-cell>
            <table:table-cell table:style-name="Table7.A1" office:value-type="string">
              <text:p text:style-name="MP7"><text:span text:style-name="MT7">USN: </text:span></text:p>
            </table:table-cell>
            <table:table-cell table:style-name="Table7.A1" office:value-type="string">
              <text:p text:style-name="MP7"><text:span text:style-name="MT7">Date:</text:span></text:p>
            </table:table-cell>
          </table:table-row>
          <table:table-row table:style-name="Table7.1">
            <table:table-cell table:style-name="Table7.A1" office:value-type="string">
              <text:p text:style-name="MP7"><text:span text:style-name="MT7">Lab Activity # / Task #: </text:span></text:p>
            </table:table-cell>
            <table:table-cell table:style-name="Table7.A1" office:value-type="string">
              <text:p text:style-name="MP7"><text:span text:style-name="MT7">Document name:</text:span></text:p>
            </table:table-cell>
            <table:table-cell table:style-name="Table7.A1" office:value-type="string">
              <text:p text:style-name="MP7"><text:span text:style-name="MT7">Submitted details:</text:span></text:p>
              <text:p text:style-name="MP8"/>
            </table:table-cell>
          </table:table-row>
        </table:table>
        <text:p text:style-name="MP2"/>
      </style:head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alachandra A</meta:initial-creator>
    <meta:editing-cycles>3</meta:editing-cycles>
    <meta:creation-date>2026-01-22T04:51:00</meta:creation-date>
    <dc:date>2026-02-09T10:41:09.885203604</dc:date>
    <meta:editing-duration>PT8M24S</meta:editing-duration>
    <meta:generator>LibreOffice/6.4.7.2$Linux_X86_64 LibreOffice_project/40$Build-2</meta:generator>
    <meta:document-statistic meta:table-count="4" meta:image-count="2" meta:object-count="0" meta:page-count="7" meta:paragraph-count="96" meta:word-count="1816" meta:character-count="13209" meta:non-whitespace-character-count="11505"/>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